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0pt" style:font-size-asian="300pt" style:font-size-complex="30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führung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ie Räuber</text:span><text:span text:style-name="T1"><text:line-break/></text:span><text:span text:style-name="T1">– Friedrich von Schiller</text:span></text:p>
          </draw:text-box>
        </draw:frame>
        <draw:frame presentation:style-name="pr2" draw:text-style-name="P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 text:style-name="P3"><text:span text:style-name="T2">Inhalt</text:span></text:p>
                <text:list>
                  <text:list-item>
                    <text:p><text:span text:style-name="T2">Akt 1</text:span></text:p>
                  </text:list-item>
                  <text:list-item>
                    <text:p><text:span text:style-name="T2">Akt 2</text:span></text:p>
                  </text:list-item>
                  <text:list-item>
                    <text:p><text:span text:style-name="T2">Akt 3</text:span></text:p>
                  </text:list-item>
                  <text:list-item>
                    <text:p><text:span text:style-name="T2">Akt 4</text:span></text:p>
                  </text:list-item>
                  <text:list-item>
                    <text:p><text:span text:style-name="T2">Akt 5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Quell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5" draw:text-style-name="P4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<text:s text:c="2"/></text:span><text:span text:style-name="T3">Allgemeine Fakten</text:span></text:p>
                <text:list>
                  <text:list-item>
                    <text:p><text:span text:style-name="T3"><text:s text:c="2"/></text:span><text:span text:style-name="T3">Daten</text:span></text:p>
                  </text:list-item>
                  <text:list-item>
                    <text:p><text:span text:style-name="T3"><text:s text:c="2"/></text:span><text:span text:style-name="T3">Vorlagen</text:span></text:p>
                  </text:list-item>
                  <text:list-item>
                    <text:p><text:span text:style-name="T3"><text:s text:c="2"/></text:span><text:span text:style-name="T3">Adaptionen</text:span></text:p>
                  </text:list-item>
                  <text:list-item>
                    <text:p><text:span text:style-name="T3"><text:s text:c="2"/></text:span><text:span text:style-name="T3">Schiller/Goethe</text:span></text:p>
                  </text:list-item>
                  <text:list-item>
                    <text:p><text:span text:style-name="T3"><text:s text:c="2"/></text:span><text:span text:style-name="T3">Leipzig</text:span></text:p>
                    <text:p><text:span text:style-name="T3"/></text:p>
                  </text:list-item>
                </text:list>
              </text:list-item>
              <text:list-item>
                <text:p text:style-name="P3"><text:span text:style-name="T3"><text:s text:c="2"/></text:span><text:span text:style-name="T3">Figuren(-Konstellation)</text:span></text:p>
                <text:list>
                  <text:list-item>
                    <text:p><text:span text:style-name="T3"><text:s text:c="2"/></text:span><text:span text:style-name="T3">Maximilian</text:span></text:p>
                  </text:list-item>
                  <text:list-item>
                    <text:p text:style-name="P3"><text:span text:style-name="T3"><text:s text:c="2"/></text:span><text:span text:style-name="T3">Karl</text:span></text:p>
                  </text:list-item>
                  <text:list-item>
                    <text:p text:style-name="P3"><text:span text:style-name="T3"><text:s text:c="2"/></text:span><text:span text:style-name="T3">Franz</text:span></text:p>
                  </text:list-item>
                  <text:list-item>
                    <text:p text:style-name="P3"><text:span text:style-name="T3"><text:s text:c="2"/></text:span><text:span text:style-name="T3">Amalia</text:span></text:p>
                  </text:list-item>
                  <text:list-item>
                    <text:p text:style-name="P3"><text:span text:style-name="T3"><text:s text:c="2"/></text:span><text:span text:style-name="T3">Moritz</text:span></text:p>
                  </text:list-item>
                  <text:list-item>
                    <text:p text:style-name="P3"><text:span text:style-name="T3"><text:s text:c="2"/></text:span><text:span text:style-name="T3">Sonstige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Fakten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Allgemeine Fakten</text:p>
          </draw:text-box>
        </draw:frame>
        <draw:frame presentation:style-name="pr5" draw:layer="layout" svg:width="12.297cm" svg:height="12.178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Adaption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>
          <draw:text-box>
            <text:p>- Erstes Drama von Schiller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en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Date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5">- Erscheinungsjahr: 1781 (anonym veröffentlicht)</text:p>
            <text:p text:style-name="P5">- Uraufführung: 13. Januar 1782</text:p>
            <text:p text:style-name="P5">- Ort Uraufführung: Nationaltheater Mannheim</text:p>
            <text:p text:style-name="P5">- Erscheinungsjahr: 1781 (anonym veröffentlicht)</text:p>
            <text:p text:style-name="P5">- Ort der Handlung: Teutschland (Deutschland,</text:p>
            <text:p text:style-name="P5">→Franken,Sachsen, Böhmen)</text:p>
            <text:p text:style-name="P5">- Zeit der Handlung: mitte 18. Jahrhundert</text:p>
            <text:p text:style-name="P5">- Dauer der Handlung: ungefähr 2 Jahre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lagen" draw:style-name="dp1" draw:master-page-name="Standard" presentation:presentation-page-layout-name="AL4T15">
        <draw:frame presentation:style-name="pr4" draw:layer="layout" svg:width="25.199cm" svg:height="3.506cm" svg:x="1.4cm" svg:y="0.837cm" presentation:class="title">
          <draw:text-box>
            <text:p>Vorlagen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Nikol List (Räuberhauptmann) durch Raub und Mordbrennerei bekannt (17. Jh) 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Studieren in Leipzig (Goethe und Schiller), gemeinsame Kneipenstunden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ptionen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Adaptionen</text:p>
          </draw:text-box>
        </draw:frame>
        <draw:frame presentation:style-name="pr6" draw:text-style-name="P7" draw:layer="layout" svg:width="12.297cm" svg:height="12.179cm" svg:x="1.4cm" svg:y="4.914cm" presentation:class="outline">
          <draw:text-box>
            <text:list text:style-name="L2">
              <text:list-header>
                <text:p text:style-name="P7">Verfilmung</text:p>
                <text:p text:style-name="P5">- D 1913 „Die Räuber“</text:p>
                <text:p text:style-name="P5">- D 1977 „Tot oder Freiheit“</text:p>
                <text:p text:style-name="P5">- D/B/L 2014 „Die <text:tab/>Räuber“→ Eröffnungsfilm Filmfestival Max Ophüls Preis 2015</text:p>
                <text:p text:style-name="P5">- D 2016 „Die Räuber“ (Schulfilm) </text:p>
              </text:list-header>
            </text:list>
          </draw:text-box>
        </draw:frame>
        <draw:frame presentation:style-name="pr6" draw:text-style-name="P7" draw:layer="layout" svg:width="12.297cm" svg:height="12.179cm" svg:x="13.697cm" svg:y="4.914cm" presentation:class="outline" presentation:user-transformed="true">
          <draw:text-box>
            <text:list text:style-name="L2">
              <text:list-header>
                <text:p text:style-name="P7">Hörspiel</text:p>
                <text:p text:style-name="P5">- SWR 2016 „Die Räuber“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text-style-name="P3" draw:layer="layout" svg:width="25.199cm" svg:height="12.178cm" svg:x="1.4cm" svg:y="4.914cm" presentation:class="outline">
          <draw:text-box>
            <text:list text:style-name="L2">
              <text:list-item>
                <text:p text:style-name="P3"><text:span text:style-name="T2">Akt 1</text:span><text:span text:style-name="T2"><text:tab/></text:span><text:span text:style-name="T2">Ausgangspunkt/Situation der Familie von Moor</text:span></text:p>
              </text:list-item>
              <text:list-item>
                <text:p text:style-name="P3"><text:span text:style-name="T2">Akt 2</text:span><text:span text:style-name="T2"><text:tab/></text:span></text:p>
              </text:list-item>
              <text:list-item>
                <text:p text:style-name="P3"><text:span text:style-name="T2">Akt 3</text:span><text:span text:style-name="T2"><text:tab/></text:span><text:span text:style-name="T2">(unterüberschriften)</text:span></text:p>
              </text:list-item>
              <text:list-item>
                <text:p text:style-name="P3"><text:span text:style-name="T2">Akt 4</text:span></text:p>
              </text:list-item>
              <text:list-item>
                <text:p text:style-name="P3"><text:span text:style-name="T2">Akt 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7-12-06T10:13:05.517867237</dc:date>
    <meta:editing-duration>PT28M46S</meta:editing-duration>
    <meta:editing-cycles>6</meta:editing-cycles>
    <meta:generator>LibreOffice/5.1.6.2$Linux_x86 LibreOffice_project/10m0$Build-2</meta:generator>
    <meta:document-statistic meta:object-count="54"/>
  </office:meta>
</office:document-meta>
</file>